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Baloo" svg:font-family="Baloo"/>
    <style:font-face style:name="Baloo1" svg:font-family="Baloo"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size="11pt" style:font-size-asian="11pt" style:font-size-complex="11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2">
      <style:text-properties fo:font-size="11pt" style:font-size-asian="11pt" style:font-size-complex="11pt"/>
    </style:style>
    <style:style style:name="P7" style:family="paragraph" style:parent-style-name="Text_20_body">
      <style:text-properties style:font-name="Liberation Serif" fo:font-size="11pt" style:font-size-asian="11pt" style:font-size-complex="11pt"/>
    </style:style>
    <style:style style:name="P8" style:family="paragraph" style:parent-style-name="Text_20_body" style:list-style-name="L3">
      <style:text-properties style:font-name="Liberation Serif" fo:font-size="11pt" style:font-size-asian="11pt" style:font-size-complex="11pt"/>
    </style:style>
    <style:style style:name="T1" style:family="text">
      <style:text-properties fo:font-size="11pt" style:font-size-asian="11pt" style:font-size-complex="11pt"/>
    </style:style>
    <style:style style:name="T2" style:family="text">
      <style:text-properties style:font-name="Liberation Serif" fo:font-size="11pt" style:font-size-asian="11pt" style:font-size-complex="11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2">The script starts with importing the </text:span><text:span text:style-name="Source_20_Text"><text:span text:style-name="T2">hashlib</text:span></text:span><text:span text:style-name="T2"> and </text:span><text:span text:style-name="Source_20_Text"><text:span text:style-name="T2">os</text:span></text:span><text:span text:style-name="T2"> modules. The </text:span><text:span text:style-name="Source_20_Text"><text:span text:style-name="T2">hashlib</text:span></text:span><text:span text:style-name="T2"> module provides an implementation of various hash algorithms, including SHA-512 which we are using in this script. The </text:span><text:span text:style-name="Source_20_Text"><text:span text:style-name="T2">os</text:span></text:span><text:span text:style-name="T2"> module provides a way to interact with the operating system and check for the existence of files.</text:span></text:p>
      <text:p text:style-name="P7">The script defines three functions:</text:p>
      <text:list text:style-name="L1">
        <text:list-item>
          <text:p text:style-name="P2"><text:span text:style-name="Source_20_Text"><text:span text:style-name="T2">hash_string(string)</text:span></text:span><text:span text:style-name="T2">: This function takes a string as input and returns the SHA-512 hash of the string. It creates a SHA-512 hash object and uses the </text:span><text:span text:style-name="Source_20_Text"><text:span text:style-name="T2">update()</text:span></text:span><text:span text:style-name="T2"> method to update the hash object with the string, encoded as bytes using the </text:span><text:span text:style-name="Source_20_Text"><text:span text:style-name="T2">encode()</text:span></text:span><text:span text:style-name="T2"> method. The </text:span><text:span text:style-name="Source_20_Text"><text:span text:style-name="T2">hexdigest()</text:span></text:span><text:span text:style-name="T2"> method of the hash object is used to get the hexadecimal representation of the hash.</text:span></text:p>
        </text:list-item>
        <text:list-item>
          <text:p text:style-name="P2"><text:span text:style-name="Source_20_Text"><text:span text:style-name="T2">hash_file(file_path)</text:span></text:span><text:span text:style-name="T2">: This function takes a file path as input and returns the SHA-512 hash of the file. It creates a SHA-512 hash object and uses the </text:span><text:span text:style-name="Source_20_Text"><text:span text:style-name="T2">update()</text:span></text:span><text:span text:style-name="T2"> method to update the hash object with the contents of the file, read in blocks of a fixed size (BLOCK_SIZE). The </text:span><text:span text:style-name="Source_20_Text"><text:span text:style-name="T2">hexdigest()</text:span></text:span><text:span text:style-name="T2"> method of the hash object is used to get the hexadecimal representation of the hash.</text:span></text:p>
        </text:list-item>
        <text:list-item>
          <text:p text:style-name="P2"><text:span text:style-name="Source_20_Text"><text:span text:style-name="T2">verify_file(file_path, known_hash)</text:span></text:span><text:span text:style-name="T2">: This function takes a file path and a known hash as input and verifies if the known hash matches the hash of the file. It first calls the </text:span><text:span text:style-name="Source_20_Text"><text:span text:style-name="T2">hash_file(file_path)</text:span></text:span><text:span text:style-name="T2"> function to get the hash of the file, then compares this calculated hash with the known hash. If they match, it will print "The file has been verified. Hash match: calculated_hash" otherwise it will print "The file could not be verified. Hash mismatch. Calculated hash: calculated_hash".</text:span></text:p>
        </text:list-item>
      </text:list>
      <text:p text:style-name="P7">The script then enters a infinite while loop that repeatedly prompts the user for a choice of operation ('s' to hash a string, 'f' to hash a file, 'v' to verify a file, or 'q' to quit). Based on the user's choice, the script performs the corresponding operation:</text:p>
      <text:list xml:id="list3145778931" text:style-name="L2">
        <text:list-item>
          <text:p text:style-name="P4"><text:span text:style-name="T2">If the user enters 's', the script prompts the user to enter a string to hash, and then calls the </text:span><text:span text:style-name="Source_20_Text"><text:span text:style-name="T2">hash_string(string)</text:span></text:span><text:span text:style-name="T2"> function and prints the resulting hash to the terminal</text:span></text:p>
        </text:list-item>
        <text:list-item>
          <text:p text:style-name="P3"><text:span text:style-name="T2">If the user enters 'f', the script prompts the user to enter a file name or path, and checks if the file exists using the </text:span><text:span text:style-name="Source_20_Text"><text:span text:style-name="T2">os.path.isfile(file_path)</text:span></text:span><text:span text:style-name="T2"> function. If the file exists, it calls the `hash</text:span><text:span text:style-name="Source_20_Text"><text:span text:style-name="T2">_file(file_path)</text:span></text:span><text:span text:style-name="T2"> function and prints the resulting hash to the terminal. If the file does not exist, it prints an error message to the terminal.</text:span></text:p>
        </text:list-item>
      </text:list>
      <text:list text:style-name="L3">
        <text:list-item>
          <text:p text:style-name="P5"><text:span text:style-name="T2">If the user enters 'v', the script prompts the user to enter a file name or path, and checks if the file exists using the </text:span><text:span text:style-name="Source_20_Text"><text:span text:style-name="T2">os.path.isfile(file_path)</text:span></text:span><text:span text:style-name="T2"> function. If the file exists, it prompts the user to enter a known hash, then calls the </text:span><text:span text:style-name="Source_20_Text"><text:span text:style-name="T2">verify_file(file_path, known_hash)</text:span></text:span><text:span text:style-name="T2"> function, which will compare the calculated hash of the file with the known hash, and prints the result of the comparison to the terminal. If the file does not exist, it prints an error message to the terminal.</text:span></text:p>
        </text:list-item>
        <text:list-item>
          <text:p text:style-name="P8">If the user enters any other choice, the script prints an error message to the terminal.</text:p>
        </text:list-item>
      </text:list>
      <text:p text:style-name="P7">Finally, if the user enters 'q', the script will break the infinite while loop and exit.</text:p>
      <text:p text:style-name="P7">So, in summary, this script allows the user to interactively hash strings and files, and verify the hash of files against known hashes using the sha512 algorithm. It provides a user-friendly interface for users to easily use the script and check their files' hashes.</text:p>
      <text:list xml:id="list191532276486226" text:continue-list="list3145778931" text:style-name="L2">
        <text:list-header>
          <text:p text:style-name="P6"/>
        </text:list-header>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Baloo" svg:font-family="Baloo"/>
    <style:font-face style:name="Baloo1" svg:font-family="Baloo"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Baloo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Balo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Baloo1" style:font-family-complex="Baloo"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Baloo" style:font-family-complex="Baloo"/>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Baloo" style:font-family-complex="Balo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aloo" style:font-family-complex="Baloo"/>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24T19:15:31.058118158</dc:date>
    <meta:editing-duration>PT2M25S</meta:editing-duration>
    <meta:editing-cycles>1</meta:editing-cycles>
    <meta:document-statistic meta:table-count="0" meta:image-count="0" meta:object-count="0" meta:page-count="1" meta:paragraph-count="13" meta:word-count="556" meta:character-count="3235" meta:non-whitespace-character-count="2699"/>
    <meta:generator>LibreOffice/7.4.4.2$Linux_X86_64 LibreOffice_project/40$Build-2</meta:generator>
  </office:meta>
</office:document-meta>
</file>